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athContainerTests.pathSegmen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PathContainer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athContainerTests.testPath( String input , String value , String ... expected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athContainerTests.path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athContainerTests.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athContainerTests.testPathSegment( String rawValue , String valueToMatch , MultiValueMap &lt; String , String &gt;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PathContainerTests.path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athContainerTests.pathSegmentParamsAre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thContainerTests.assertPathSegmentParamsAreImmutable( String path , LinkedMultiValueMap &lt; String , String &gt; params ,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athContainerTests.sub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